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29.99pt" fo:break-before="auto" style:use-optimal-row-height="false"/>
    </style:style>
    <style:style style:name="ta1" style:family="table" style:master-page-name="PageStyle_5f_6.2_20_GeV_20_Summary">
      <style:table-properties table:display="true" style:writing-mode="lr-tb"/>
    </style:style>
    <style:style style:name="ta2" style:family="table" style:master-page-name="PageStyle_5f_6.2_20_Gev_7c_Q2_3d_3.0_7c_W_3d_2.32_7c_x_3d_0.40">
      <style:table-properties table:display="true" style:writing-mode="lr-tb"/>
    </style:style>
    <style:style style:name="ta3" style:family="table" style:master-page-name="PageStyle_5f_6.2_20_Gev_7c_Q2_3d_2.115_7c_W_3d_2.95_7c_x_3d_0.21">
      <style:table-properties table:display="true" style:writing-mode="lr-tb"/>
    </style:style>
    <style:style style:name="ta4" style:family="table" style:master-page-name="PageStyle_5f_8.2_20_GeV_20_Summary">
      <style:table-properties table:display="true" style:writing-mode="lr-tb"/>
    </style:style>
    <style:style style:name="ta5" style:family="table" style:master-page-name="PageStyle_5f_8.2_20_Gev_7c_Q2_3d_4.4_7c_W_3d_2.74_7c_x_3d_0.40">
      <style:table-properties table:display="true" style:writing-mode="lr-tb"/>
    </style:style>
    <style:style style:name="ta6" style:family="table" style:master-page-name="PageStyle_5f_8.2_20_Gev_7c_Q2_3d_3.0_7c_W_3d_3.14_7c_x_3d_0.25">
      <style:table-properties table:display="true" style:writing-mode="lr-tb"/>
    </style:style>
    <style:style style:name="ta7" style:family="table" style:master-page-name="PageStyle_5f_8.2_20_Gev_7c_Q2_3d_5.5_7c_W_3d_3.02_7c_x_3d_0.40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6.2 GeV Summary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12]" office:value-type="float" office:value="1649.68" calcext:value-type="float">
            <text:p>1649.68</text:p>
          </table:table-cell>
          <table:table-cell table:formula="of:=[$'6.2 Gev|Q2=3.0|W=2.32|x=0.40'.D12]" office:value-type="float" office:value="0" calcext:value-type="float">
            <text:p>0</text:p>
          </table:table-cell>
          <table:table-cell table:formula="of:=[$'6.2 Gev|Q2=3.0|W=2.32|x=0.40'.F12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2]" office:value-type="float" office:value="1649.68" calcext:value-type="float">
            <text:p>1649.68</text:p>
          </table:table-cell>
          <table:table-cell table:number-columns-repeated="3"/>
          <table:table-cell office:value-type="float" office:value="1703" calcext:value-type="float">
            <text:p>170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6.2 Gev|Q2=3.0|W=2.32|x=0.40'.I12]" office:value-type="float" office:value="1512" calcext:value-type="float">
            <text:p>1512</text:p>
          </table:table-cell>
          <table:table-cell table:style-name="ce2" table:formula="of:=SUM([.H5:.H5])" office:value-type="float" office:value="1649.68" calcext:value-type="float">
            <text:p>1649.68</text:p>
          </table:table-cell>
          <table:table-cell table:style-name="ce2" table:formula="of:=[.H6]/[.G6]" office:value-type="float" office:value="1.0910582010582" calcext:value-type="float">
            <text:p>1.0910582011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5:.L5])" office:value-type="float" office:value="1703" calcext:value-type="float">
            <text:p>1703</text:p>
          </table:table-cell>
          <table:table-cell table:style-name="ce2" table:formula="of:=[.L6]/[.K6]" office:value-type="float" office:value="1.09870967741935" calcext:value-type="float">
            <text:p>1.0987096774</text:p>
          </table:table-cell>
          <table:table-cell table:style-name="ce2" table:formula="of:=[.M6]/[.I6]" office:value-type="float" office:value="1.00701289477842" calcext:value-type="float">
            <text:p>1.0070128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16]" office:value-type="float" office:value="74.319" calcext:value-type="float">
            <text:p>74.319</text:p>
          </table:table-cell>
          <table:table-cell table:formula="of:=[$'6.2 Gev|Q2=3.0|W=2.32|x=0.40'.D16]" office:value-type="float" office:value="0" calcext:value-type="float">
            <text:p>0</text:p>
          </table:table-cell>
          <table:table-cell table:formula="of:=[$'6.2 Gev|Q2=3.0|W=2.32|x=0.40'.F16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6]" office:value-type="float" office:value="74.319" calcext:value-type="float">
            <text:p>74.3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6.2 Gev|Q2=3.0|W=2.32|x=0.40'.I16]" office:value-type="float" office:value="100.8" calcext:value-type="float">
            <text:p>100.8</text:p>
          </table:table-cell>
          <table:table-cell table:style-name="ce2" table:formula="of:=SUM([.H7:.H7])" office:value-type="float" office:value="74.319" calcext:value-type="float">
            <text:p>74.319</text:p>
          </table:table-cell>
          <table:table-cell table:style-name="ce2" table:formula="of:=[.H8]/[.G8]" office:value-type="float" office:value="0.737291666666667" calcext:value-type="float">
            <text:p>0.737291666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24]" office:value-type="float" office:value="1545.16" calcext:value-type="float">
            <text:p>1545.16</text:p>
          </table:table-cell>
          <table:table-cell table:formula="of:=[$'6.2 Gev|Q2=3.0|W=2.32|x=0.40'.D24]" office:value-type="float" office:value="0" calcext:value-type="float">
            <text:p>0</text:p>
          </table:table-cell>
          <table:table-cell table:formula="of:=[$'6.2 Gev|Q2=3.0|W=2.32|x=0.40'.F24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4]" office:value-type="float" office:value="1545.16" calcext:value-type="float">
            <text:p>1545.16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6.2 Gev|Q2=3.0|W=2.32|x=0.40'.I24]" office:value-type="float" office:value="1512" calcext:value-type="float">
            <text:p>1512</text:p>
          </table:table-cell>
          <table:table-cell table:style-name="ce2" table:formula="of:=SUM([.H10:.H10])" office:value-type="float" office:value="1545.16" calcext:value-type="float">
            <text:p>1545.16</text:p>
          </table:table-cell>
          <table:table-cell table:style-name="ce2" table:formula="of:=[.H11]/[.G11]" office:value-type="float" office:value="1.02193121693122" calcext:value-type="float">
            <text:p>1.0219312169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10:.L10])" office:value-type="float" office:value="1477" calcext:value-type="float">
            <text:p>1477</text:p>
          </table:table-cell>
          <table:table-cell table:style-name="ce2" table:formula="of:=[.L11]/[.K11]" office:value-type="float" office:value="0.952903225806451" calcext:value-type="float">
            <text:p>0.9529032258</text:p>
          </table:table-cell>
          <table:table-cell table:style-name="ce2" table:formula="of:=[.M11]/[.I11]" office:value-type="float" office:value="0.932453388270053" calcext:value-type="float">
            <text:p>0.9324533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27]" office:value-type="float" office:value="127.1" calcext:value-type="float">
            <text:p>127.1</text:p>
          </table:table-cell>
          <table:table-cell table:formula="of:=[$'6.2 Gev|Q2=3.0|W=2.32|x=0.40'.D27]" office:value-type="float" office:value="0" calcext:value-type="float">
            <text:p>0</text:p>
          </table:table-cell>
          <table:table-cell table:formula="of:=[$'6.2 Gev|Q2=3.0|W=2.32|x=0.40'.F27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7]" office:value-type="float" office:value="127.1" calcext:value-type="float">
            <text:p>127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6.2 Gev|Q2=3.0|W=2.32|x=0.40'.I27]" office:value-type="float" office:value="100.8" calcext:value-type="float">
            <text:p>100.8</text:p>
          </table:table-cell>
          <table:table-cell table:style-name="ce2" table:formula="of:=SUM([.H12:.H12])" office:value-type="float" office:value="127.1" calcext:value-type="float">
            <text:p>127.1</text:p>
          </table:table-cell>
          <table:table-cell table:style-name="ce2" table:formula="of:=[.H13]/[.G13]" office:value-type="float" office:value="1.2609126984127" calcext:value-type="float">
            <text:p>1.260912698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formula="of:=[$'6.2 Gev|Q2=2.115|W=2.95|x=0.21'.C22]" office:value-type="float" office:value="3955.402" calcext:value-type="float">
            <text:p>3955.402</text:p>
          </table:table-cell>
          <table:table-cell table:formula="of:=[$'6.2 Gev|Q2=2.115|W=2.95|x=0.21'.D22]" office:value-type="float" office:value="0" calcext:value-type="float">
            <text:p>0</text:p>
          </table:table-cell>
          <table:table-cell table:formula="of:=[$'6.2 Gev|Q2=2.115|W=2.95|x=0.21'.F22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2]" office:value-type="float" office:value="3955.402" calcext:value-type="float">
            <text:p>3955.402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6.2 Gev|Q2=2.115|W=2.95|x=0.21'.I22]" office:value-type="float" office:value="4158" calcext:value-type="float">
            <text:p>4158</text:p>
          </table:table-cell>
          <table:table-cell table:style-name="ce2" table:formula="of:=SUM([.H16:.H16])" office:value-type="float" office:value="3955.402" calcext:value-type="float">
            <text:p>3955.402</text:p>
          </table:table-cell>
          <table:table-cell table:style-name="ce2" table:formula="of:=[.H17]/[.G17]" office:value-type="float" office:value="0.951275132275133" calcext:value-type="float">
            <text:p>0.9512751323</text:p>
          </table:table-cell>
          <table:table-cell/>
          <table:table-cell table:style-name="ce2" office:value-type="float" office:value="1750" calcext:value-type="float">
            <text:p>1750</text:p>
          </table:table-cell>
          <table:table-cell table:style-name="ce2" table:formula="of:=SUM([.L16:.L16])" office:value-type="float" office:value="579" calcext:value-type="float">
            <text:p>579</text:p>
          </table:table-cell>
          <table:table-cell table:style-name="ce2" table:formula="of:=[.L17]/[.K17]" office:value-type="float" office:value="0.330857142857143" calcext:value-type="float">
            <text:p>0.3308571429</text:p>
          </table:table-cell>
          <table:table-cell table:style-name="ce2" table:formula="of:=[.M17]/[.I17]" office:value-type="float" office:value="0.347803838901836" calcext:value-type="float">
            <text:p>0.3478038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25]" office:value-type="float" office:value="128.69" calcext:value-type="float">
            <text:p>128.69</text:p>
          </table:table-cell>
          <table:table-cell table:formula="of:=[$'6.2 Gev|Q2=2.115|W=2.95|x=0.21'.D25]" office:value-type="float" office:value="0" calcext:value-type="float">
            <text:p>0</text:p>
          </table:table-cell>
          <table:table-cell table:formula="of:=[$'6.2 Gev|Q2=2.115|W=2.95|x=0.21'.F25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5]" office:value-type="float" office:value="128.69" calcext:value-type="float">
            <text:p>128.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6.2 Gev|Q2=2.115|W=2.95|x=0.21'.I25]" office:value-type="float" office:value="100.8" calcext:value-type="float">
            <text:p>100.8</text:p>
          </table:table-cell>
          <table:table-cell table:style-name="ce2" table:formula="of:=SUM([.H18:.H18])" office:value-type="float" office:value="128.69" calcext:value-type="float">
            <text:p>128.69</text:p>
          </table:table-cell>
          <table:table-cell table:style-name="ce2" table:formula="of:=[.H19]/[.G19]" office:value-type="float" office:value="1.27668650793651" calcext:value-type="float">
            <text:p>1.276686507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2.115|W=2.95|x=0.21'.C53]" office:value-type="float" office:value="3251.317" calcext:value-type="float">
            <text:p>3251.317</text:p>
          </table:table-cell>
          <table:table-cell table:formula="of:=[$'6.2 Gev|Q2=2.115|W=2.95|x=0.21'.D53]" office:value-type="float" office:value="0" calcext:value-type="float">
            <text:p>0</text:p>
          </table:table-cell>
          <table:table-cell table:formula="of:=[$'6.2 Gev|Q2=2.115|W=2.95|x=0.21'.F53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3]" office:value-type="float" office:value="3251.317" calcext:value-type="float">
            <text:p>3251.317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6.2 Gev|Q2=2.115|W=2.95|x=0.21'.I53]" office:value-type="float" office:value="3780" calcext:value-type="float">
            <text:p>3780</text:p>
          </table:table-cell>
          <table:table-cell table:style-name="ce2" table:formula="of:=SUM([.H21:.H21])" office:value-type="float" office:value="3251.317" calcext:value-type="float">
            <text:p>3251.317</text:p>
          </table:table-cell>
          <table:table-cell table:style-name="ce2" table:formula="of:=[.H22]/[.G22]" office:value-type="float" office:value="0.860136772486773" calcext:value-type="float">
            <text:p>0.8601367725</text:p>
          </table:table-cell>
          <table:table-cell/>
          <table:table-cell table:style-name="ce2" office:value-type="float" office:value="1165" calcext:value-type="float">
            <text:p>1165</text:p>
          </table:table-cell>
          <table:table-cell table:style-name="ce2" table:formula="of:=SUM([.L21:.L21])" office:value-type="float" office:value="723" calcext:value-type="float">
            <text:p>723</text:p>
          </table:table-cell>
          <table:table-cell table:style-name="ce2" table:formula="of:=[.L22]/[.K22]" office:value-type="float" office:value="0.620600858369099" calcext:value-type="float">
            <text:p>0.6206008584</text:p>
          </table:table-cell>
          <table:table-cell table:style-name="ce2" table:formula="of:=[.M22]/[.I22]" office:value-type="float" office:value="0.721514157073947" calcext:value-type="float">
            <text:p>0.7215141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57]" office:value-type="float" office:value="322.719" calcext:value-type="float">
            <text:p>322.719</text:p>
          </table:table-cell>
          <table:table-cell table:formula="of:=[$'6.2 Gev|Q2=2.115|W=2.95|x=0.21'.D57]" office:value-type="float" office:value="0" calcext:value-type="float">
            <text:p>0</text:p>
          </table:table-cell>
          <table:table-cell table:formula="of:=[$'6.2 Gev|Q2=2.115|W=2.95|x=0.21'.F57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7]" office:value-type="float" office:value="322.719" calcext:value-type="float">
            <text:p>322.7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6.2 Gev|Q2=2.115|W=2.95|x=0.21'.I57]" office:value-type="float" office:value="100.8" calcext:value-type="float">
            <text:p>100.8</text:p>
          </table:table-cell>
          <table:table-cell table:style-name="ce2" table:formula="of:=SUM([.H23:.H23])" office:value-type="float" office:value="322.719" calcext:value-type="float">
            <text:p>322.719</text:p>
          </table:table-cell>
          <table:table-cell table:style-name="ce2" table:formula="of:=[.H24]/[.G24]" office:value-type="float" office:value="3.20157738095238" calcext:value-type="float">
            <text:p>3.20157738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3.0|W=2.32|x=0.40" table:style-name="ta2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71" calcext:value-type="float">
            <text:p>7871</text:p>
          </table:table-cell>
          <table:table-cell office:value-type="float" office:value="241.648" calcext:value-type="float">
            <text:p>241.6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2" calcext:value-type="float">
            <text:p>7872</text:p>
          </table:table-cell>
          <table:table-cell office:value-type="float" office:value="234.072" calcext:value-type="float">
            <text:p>234.0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3" calcext:value-type="float">
            <text:p>7873</text:p>
          </table:table-cell>
          <table:table-cell office:value-type="float" office:value="222.282" calcext:value-type="float">
            <text:p>222.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4" calcext:value-type="float">
            <text:p>7874</text:p>
          </table:table-cell>
          <table:table-cell office:value-type="float" office:value="276.079" calcext:value-type="float">
            <text:p>276.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5" calcext:value-type="float">
            <text:p>7875</text:p>
          </table:table-cell>
          <table:table-cell office:value-type="float" office:value="221.651" calcext:value-type="float">
            <text:p>221.6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6" calcext:value-type="float">
            <text:p>7876</text:p>
          </table:table-cell>
          <table:table-cell office:value-type="float" office:value="231.678" calcext:value-type="float">
            <text:p>231.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7" calcext:value-type="float">
            <text:p>7877</text:p>
          </table:table-cell>
          <table:table-cell office:value-type="float" office:value="222.27" calcext:value-type="float">
            <text:p>222.2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11])" office:value-type="float" office:value="1649.68" calcext:value-type="float">
            <text:p>1649.6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12]*3600*0.00007*1000" office:value-type="float" office:value="1512" calcext:value-type="float">
            <text:p>1512</text:p>
          </table:table-cell>
          <table:table-cell table:style-name="ce2" table:formula="of:=[.C12]/[.I12]" office:value-type="float" office:value="1.0910582010582" calcext:value-type="float">
            <text:p>1.091058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78" calcext:value-type="float">
            <text:p>7878</text:p>
          </table:table-cell>
          <table:table-cell office:value-type="float" office:value="10.921" calcext:value-type="float">
            <text:p>10.9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9" calcext:value-type="float">
            <text:p>7879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0" calcext:value-type="float">
            <text:p>7880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3:.C15])" office:value-type="float" office:value="74.319" calcext:value-type="float">
            <text:p>74.3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6]*3600*0.00007*1000" office:value-type="float" office:value="100.8" calcext:value-type="float">
            <text:p>100.8</text:p>
          </table:table-cell>
          <table:table-cell table:style-name="ce2" table:formula="of:=[.C16]/[.I16]" office:value-type="float" office:value="0.737291666666667" calcext:value-type="float">
            <text:p>0.7372916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82" calcext:value-type="float">
            <text:p>7882</text:p>
          </table:table-cell>
          <table:table-cell office:value-type="float" office:value="209.19" calcext:value-type="float">
            <text:p>209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3" calcext:value-type="float">
            <text:p>7883</text:p>
          </table:table-cell>
          <table:table-cell office:value-type="float" office:value="257.17" calcext:value-type="float">
            <text:p>257.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4" calcext:value-type="float">
            <text:p>7884</text:p>
          </table:table-cell>
          <table:table-cell office:value-type="float" office:value="243.51" calcext:value-type="float">
            <text:p>243.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5" calcext:value-type="float">
            <text:p>7885</text:p>
          </table:table-cell>
          <table:table-cell office:value-type="float" office:value="267.2" calcext:value-type="float">
            <text:p>267.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6" calcext:value-type="float">
            <text:p>7886</text:p>
          </table:table-cell>
          <table:table-cell office:value-type="float" office:value="266.44" calcext:value-type="float">
            <text:p>266.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7" calcext:value-type="float">
            <text:p>7887</text:p>
          </table:table-cell>
          <table:table-cell office:value-type="float" office:value="301.65" calcext:value-type="float">
            <text:p>301.6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8:.C23])" office:value-type="float" office:value="1545.16" calcext:value-type="float">
            <text:p>1545.16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24]*3600*0.00007*1000" office:value-type="float" office:value="1512" calcext:value-type="float">
            <text:p>1512</text:p>
          </table:table-cell>
          <table:table-cell table:style-name="ce2" table:formula="of:=[.C24]/[.I24]" office:value-type="float" office:value="1.02193121693122" calcext:value-type="float">
            <text:p>1.0219312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81" calcext:value-type="float">
            <text:p>7881</text:p>
          </table:table-cell>
          <table:table-cell office:value-type="float" office:value="55.62" calcext:value-type="float">
            <text:p>55.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1.48" calcext:value-type="float">
            <text:p>71.4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5:.C26])" office:value-type="float" office:value="127.1" calcext:value-type="float">
            <text:p>127.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7]*3600*0.00007*1000" office:value-type="float" office:value="100.8" calcext:value-type="float">
            <text:p>100.8</text:p>
          </table:table-cell>
          <table:table-cell table:style-name="ce2" table:formula="of:=[.C27]/[.I27]" office:value-type="float" office:value="1.2609126984127" calcext:value-type="float">
            <text:p>1.2609126984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2.115|W=2.95|x=0.21" table:style-name="ta3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office:value-type="float" office:value="7891" calcext:value-type="float">
            <text:p>7891</text:p>
          </table:table-cell>
          <table:table-cell office:value-type="float" office:value="252.502" calcext:value-type="float">
            <text:p>252.5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1" calcext:value-type="float">
            <text:p>7891</text:p>
          </table:table-cell>
          <table:table-cell office:value-type="float" office:value="232.9" calcext:value-type="float">
            <text:p>232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2" calcext:value-type="float">
            <text:p>7892</text:p>
          </table:table-cell>
          <table:table-cell office:value-type="float" office:value="226.93" calcext:value-type="float">
            <text:p>226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3" calcext:value-type="float">
            <text:p>7893</text:p>
          </table:table-cell>
          <table:table-cell office:value-type="float" office:value="195.38" calcext:value-type="float">
            <text:p>195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4" calcext:value-type="float">
            <text:p>7894</text:p>
          </table:table-cell>
          <table:table-cell office:value-type="float" office:value="214.42" calcext:value-type="float">
            <text:p>214.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5" calcext:value-type="float">
            <text:p>7895</text:p>
          </table:table-cell>
          <table:table-cell office:value-type="float" office:value="362.67" calcext:value-type="float">
            <text:p>362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6" calcext:value-type="float">
            <text:p>7896</text:p>
          </table:table-cell>
          <table:table-cell office:value-type="float" office:value="234.96" calcext:value-type="float">
            <text:p>234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9" calcext:value-type="float">
            <text:p>7899</text:p>
          </table:table-cell>
          <table:table-cell office:value-type="float" office:value="260.56" calcext:value-type="float">
            <text:p>260.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242.66" calcext:value-type="float">
            <text:p>242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1" calcext:value-type="float">
            <text:p>7901</text:p>
          </table:table-cell>
          <table:table-cell office:value-type="float" office:value="240.04" calcext:value-type="float">
            <text:p>240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2" calcext:value-type="float">
            <text:p>7902</text:p>
          </table:table-cell>
          <table:table-cell office:value-type="float" office:value="239.04" calcext:value-type="float">
            <text:p>239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 office:value-type="float" office:value="253.33" calcext:value-type="float">
            <text:p>253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4" calcext:value-type="float">
            <text:p>7904</text:p>
          </table:table-cell>
          <table:table-cell office:value-type="float" office:value="181.34" calcext:value-type="float">
            <text:p>181.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5" calcext:value-type="float">
            <text:p>7905</text:p>
          </table:table-cell>
          <table:table-cell office:value-type="float" office:value="238.33" calcext:value-type="float">
            <text:p>238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6" calcext:value-type="float">
            <text:p>7906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7" calcext:value-type="float">
            <text:p>7907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8" calcext:value-type="float">
            <text:p>7908</text:p>
          </table:table-cell>
          <table:table-cell office:value-type="float" office:value="141.28" calcext:value-type="float">
            <text:p>141.2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1])" office:value-type="float" office:value="3955.402" calcext:value-type="float">
            <text:p>3955.40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style-name="ce2" table:formula="of:=[.G22]*3600*0.000055*1000" office:value-type="float" office:value="4158" calcext:value-type="float">
            <text:p>4158</text:p>
          </table:table-cell>
          <table:table-cell table:style-name="ce2" table:formula="of:=[.C22]/[.I22]" office:value-type="float" office:value="0.951275132275133" calcext:value-type="float">
            <text:p>0.9512751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97" calcext:value-type="float">
            <text:p>7897</text:p>
          </table:table-cell>
          <table:table-cell office:value-type="float" office:value="41.31" calcext:value-type="float">
            <text:p>41.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8" calcext:value-type="float">
            <text:p>7898</text:p>
          </table:table-cell>
          <table:table-cell office:value-type="float" office:value="87.38" calcext:value-type="float">
            <text:p>87.3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3:.C24])" office:value-type="float" office:value="128.69" calcext:value-type="float">
            <text:p>128.6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5]*3600*0.00007*1000" office:value-type="float" office:value="100.8" calcext:value-type="float">
            <text:p>100.8</text:p>
          </table:table-cell>
          <table:table-cell table:style-name="ce2" table:formula="of:=[.C25]/[.I25]" office:value-type="float" office:value="1.27668650793651" calcext:value-type="float">
            <text:p>1.27668650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09" calcext:value-type="float">
            <text:p>7909</text:p>
          </table:table-cell>
          <table:table-cell office:value-type="float" office:value="131.014" calcext:value-type="float">
            <text:p>131.0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0" calcext:value-type="float">
            <text:p>7910</text:p>
          </table:table-cell>
          <table:table-cell office:value-type="float" office:value="55.047" calcext:value-type="float">
            <text:p>55.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1" calcext:value-type="float">
            <text:p>7911</text:p>
          </table:table-cell>
          <table:table-cell office:value-type="float" office:value="77.354" calcext:value-type="float">
            <text:p>77.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 office:value-type="float" office:value="28.683" calcext:value-type="float">
            <text:p>28.6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3" calcext:value-type="float">
            <text:p>7913</text:p>
          </table:table-cell>
          <table:table-cell office:value-type="float" office:value="76.601" calcext:value-type="float">
            <text:p>76.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4" calcext:value-type="float">
            <text:p>7914</text:p>
          </table:table-cell>
          <table:table-cell office:value-type="float" office:value="117.79" calcext:value-type="float">
            <text:p>117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5" calcext:value-type="float">
            <text:p>7915</text:p>
          </table:table-cell>
          <table:table-cell office:value-type="float" office:value="118.783" calcext:value-type="float">
            <text:p>118.7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6" calcext:value-type="float">
            <text:p>7916</text:p>
          </table:table-cell>
          <table:table-cell office:value-type="float" office:value="135.726" calcext:value-type="float">
            <text:p>135.7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7" calcext:value-type="float">
            <text:p>7917</text:p>
          </table:table-cell>
          <table:table-cell office:value-type="float" office:value="146.517" calcext:value-type="float">
            <text:p>146.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8" calcext:value-type="float">
            <text:p>7918</text:p>
          </table:table-cell>
          <table:table-cell office:value-type="float" office:value="27.966" calcext:value-type="float">
            <text:p>27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9" calcext:value-type="float">
            <text:p>7919</text:p>
          </table:table-cell>
          <table:table-cell office:value-type="float" office:value="142.475" calcext:value-type="float">
            <text:p>142.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0" calcext:value-type="float">
            <text:p>7920</text:p>
          </table:table-cell>
          <table:table-cell office:value-type="float" office:value="116.507" calcext:value-type="float">
            <text:p>116.5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1" calcext:value-type="float">
            <text:p>7921</text:p>
          </table:table-cell>
          <table:table-cell office:value-type="float" office:value="182.834" calcext:value-type="float">
            <text:p>182.8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5" calcext:value-type="float">
            <text:p>7925</text:p>
          </table:table-cell>
          <table:table-cell office:value-type="float" office:value="170.95" calcext:value-type="float">
            <text:p>17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6" calcext:value-type="float">
            <text:p>7926</text:p>
          </table:table-cell>
          <table:table-cell office:value-type="float" office:value="183.094" calcext:value-type="float">
            <text:p>183.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7" calcext:value-type="float">
            <text:p>7927</text:p>
          </table:table-cell>
          <table:table-cell office:value-type="float" office:value="143.944" calcext:value-type="float">
            <text:p>143.9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8" calcext:value-type="float">
            <text:p>7928</text:p>
          </table:table-cell>
          <table:table-cell office:value-type="float" office:value="72.459" calcext:value-type="float">
            <text:p>72.4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0" calcext:value-type="float">
            <text:p>7930</text:p>
          </table:table-cell>
          <table:table-cell office:value-type="float" office:value="13.966" calcext:value-type="float">
            <text:p>13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1" calcext:value-type="float">
            <text:p>7931</text:p>
          </table:table-cell>
          <table:table-cell office:value-type="float" office:value="175.929" calcext:value-type="float">
            <text:p>175.9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2" calcext:value-type="float">
            <text:p>7932</text:p>
          </table:table-cell>
          <table:table-cell office:value-type="float" office:value="171.455" calcext:value-type="float">
            <text:p>171.4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3" calcext:value-type="float">
            <text:p>7933</text:p>
          </table:table-cell>
          <table:table-cell office:value-type="float" office:value="168.158" calcext:value-type="float">
            <text:p>168.1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4" calcext:value-type="float">
            <text:p>7934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5" calcext:value-type="float">
            <text:p>7935</text:p>
          </table:table-cell>
          <table:table-cell office:value-type="float" office:value="158.969" calcext:value-type="float">
            <text:p>158.9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6" calcext:value-type="float">
            <text:p>7936</text:p>
          </table:table-cell>
          <table:table-cell office:value-type="float" office:value="151.628" calcext:value-type="float">
            <text:p>151.6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7" calcext:value-type="float">
            <text:p>7937</text:p>
          </table:table-cell>
          <table:table-cell office:value-type="float" office:value="164.136" calcext:value-type="float">
            <text:p>164.1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8" calcext:value-type="float">
            <text:p>7938</text:p>
          </table:table-cell>
          <table:table-cell office:value-type="float" office:value="143.332" calcext:value-type="float">
            <text:p>143.33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7:.C52])" office:value-type="float" office:value="3251.317" calcext:value-type="float">
            <text:p>3251.31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" table:formula="of:=[.G53]*3600*0.00007*1000" office:value-type="float" office:value="3780" calcext:value-type="float">
            <text:p>3780</text:p>
          </table:table-cell>
          <table:table-cell table:style-name="ce2" table:formula="of:=[.C53]/[.I53]" office:value-type="float" office:value="0.860136772486773" calcext:value-type="float">
            <text:p>0.86013677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22" calcext:value-type="float">
            <text:p>7922</text:p>
          </table:table-cell>
          <table:table-cell office:value-type="float" office:value="23.781" calcext:value-type="float">
            <text:p>23.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3" calcext:value-type="float">
            <text:p>7923</text:p>
          </table:table-cell>
          <table:table-cell office:value-type="float" office:value="198.331" calcext:value-type="float">
            <text:p>198.3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4" calcext:value-type="float">
            <text:p>7924</text:p>
          </table:table-cell>
          <table:table-cell office:value-type="float" office:value="100.607" calcext:value-type="float">
            <text:p>100.60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4:.C56])" office:value-type="float" office:value="322.719" calcext:value-type="float">
            <text:p>322.7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57]*3600*0.00007*1000" office:value-type="float" office:value="100.8" calcext:value-type="float">
            <text:p>100.8</text:p>
          </table:table-cell>
          <table:table-cell table:style-name="ce2" table:formula="of:=[.C57]/[.I57]" office:value-type="float" office:value="3.20157738095238" calcext:value-type="float">
            <text:p>3.201577381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 Summary" table:style-name="ta4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6]" office:value-type="float" office:value="0" calcext:value-type="float">
            <text:p>0</text:p>
          </table:table-cell>
          <table:table-cell table:formula="of:=[$'8.2 Gev|Q2=4.4|W=2.74|x=0.40'.D6]" office:value-type="float" office:value="0" calcext:value-type="float">
            <text:p>0</text:p>
          </table:table-cell>
          <table:table-cell table:formula="of:=[$'8.2 Gev|Q2=4.4|W=2.74|x=0.40'.F6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8.2 Gev|Q2=4.4|W=2.74|x=0.40'.I6]" office:value-type="float" office:value="4107.6" calcext:value-type="float">
            <text:p>4107.6</text:p>
          </table:table-cell>
          <table:table-cell table:style-name="ce2" table:formula="of:=SUM([.H5:.H5])" office:value-type="float" office:value="0" calcext:value-type="float">
            <text:p>0</text:p>
          </table:table-cell>
          <table:table-cell table:style-name="ce2" table:formula="of:=[.H6]/[.G6]" office:value-type="float" office:value="0" calcext:value-type="float">
            <text:p>0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style-name="ce2" table:formula="of:=SUM([.L5:.L5])" office:value-type="float" office:value="0" calcext:value-type="float">
            <text:p>0</text:p>
          </table:table-cell>
          <table:table-cell table:style-name="ce2" table:formula="of:=[.L6]/[.K6]" office:value-type="float" office:value="0" calcext:value-type="float">
            <text:p>0</text:p>
          </table:table-cell>
          <table:table-cell table:style-name="ce2" table:formula="of:=[.M6]/[.I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8]" office:value-type="float" office:value="0" calcext:value-type="float">
            <text:p>0</text:p>
          </table:table-cell>
          <table:table-cell table:formula="of:=[$'8.2 Gev|Q2=4.4|W=2.74|x=0.40'.D8]" office:value-type="float" office:value="0" calcext:value-type="float">
            <text:p>0</text:p>
          </table:table-cell>
          <table:table-cell table:formula="of:=[$'8.2 Gev|Q2=4.4|W=2.74|x=0.40'.F8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8.2 Gev|Q2=4.4|W=2.74|x=0.40'.I8]" office:value-type="float" office:value="277.2" calcext:value-type="float">
            <text:p>277.2</text:p>
          </table:table-cell>
          <table:table-cell table:style-name="ce2" table:formula="of:=SUM([.H7:.H7])" office:value-type="float" office:value="0" calcext:value-type="float">
            <text:p>0</text:p>
          </table:table-cell>
          <table:table-cell table:style-name="ce2" table:formula="of:=[.H8]/[.G8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11]" office:value-type="float" office:value="0" calcext:value-type="float">
            <text:p>0</text:p>
          </table:table-cell>
          <table:table-cell table:formula="of:=[$'8.2 Gev|Q2=4.4|W=2.74|x=0.40'.D11]" office:value-type="float" office:value="0" calcext:value-type="float">
            <text:p>0</text:p>
          </table:table-cell>
          <table:table-cell table:formula="of:=[$'8.2 Gev|Q2=4.4|W=2.74|x=0.40'.F11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8.2 Gev|Q2=4.4|W=2.74|x=0.40'.I11]" office:value-type="float" office:value="4107.6" calcext:value-type="float">
            <text:p>4107.6</text:p>
          </table:table-cell>
          <table:table-cell table:style-name="ce2" table:formula="of:=SUM([.H10:.H10])" office:value-type="float" office:value="0" calcext:value-type="float">
            <text:p>0</text:p>
          </table:table-cell>
          <table:table-cell table:style-name="ce2" table:formula="of:=[.H11]/[.G11]" office:value-type="float" office:value="0" calcext:value-type="float">
            <text:p>0</text:p>
          </table:table-cell>
          <table:table-cell/>
          <table:table-cell table:style-name="ce2" office:value-type="float" office:value="2250" calcext:value-type="float">
            <text:p>2250</text:p>
          </table:table-cell>
          <table:table-cell table:style-name="ce2" table:formula="of:=SUM([.L10:.L10])" office:value-type="float" office:value="0" calcext:value-type="float">
            <text:p>0</text:p>
          </table:table-cell>
          <table:table-cell table:style-name="ce2" table:formula="of:=[.L11]/[.K11]" office:value-type="float" office:value="0" calcext:value-type="float">
            <text:p>0</text:p>
          </table:table-cell>
          <table:table-cell table:style-name="ce2" table:formula="of:=[.M11]/[.I1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13]" office:value-type="float" office:value="0" calcext:value-type="float">
            <text:p>0</text:p>
          </table:table-cell>
          <table:table-cell table:formula="of:=[$'8.2 Gev|Q2=4.4|W=2.74|x=0.40'.D13]" office:value-type="float" office:value="0" calcext:value-type="float">
            <text:p>0</text:p>
          </table:table-cell>
          <table:table-cell table:formula="of:=[$'8.2 Gev|Q2=4.4|W=2.74|x=0.40'.F13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8.2 Gev|Q2=4.4|W=2.74|x=0.40'.I13]" office:value-type="float" office:value="277.2" calcext:value-type="float">
            <text:p>277.2</text:p>
          </table:table-cell>
          <table:table-cell table:style-name="ce2" table:formula="of:=SUM([.H12:.H12])" office:value-type="float" office:value="0" calcext:value-type="float">
            <text:p>0</text:p>
          </table:table-cell>
          <table:table-cell table:style-name="ce2" table:formula="of:=[.H13]/[.G13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6]" office:value-type="float" office:value="0" calcext:value-type="float">
            <text:p>0</text:p>
          </table:table-cell>
          <table:table-cell table:formula="of:=[$'8.2 Gev|Q2=3.0|W=3.14|x=0.25'.D6]" office:value-type="float" office:value="0" calcext:value-type="float">
            <text:p>0</text:p>
          </table:table-cell>
          <table:table-cell table:formula="of:=[$'8.2 Gev|Q2=3.0|W=3.14|x=0.25'.F6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8.2 Gev|Q2=3.0|W=3.14|x=0.25'.I6]" office:value-type="float" office:value="11138.4" calcext:value-type="float">
            <text:p>11138.4</text:p>
          </table:table-cell>
          <table:table-cell table:style-name="ce2" table:formula="of:=SUM([.H16:.H16])" office:value-type="float" office:value="0" calcext:value-type="float">
            <text:p>0</text:p>
          </table:table-cell>
          <table:table-cell table:style-name="ce2" table:formula="of:=[.H17]/[.G17]" office:value-type="float" office:value="0" calcext:value-type="float">
            <text:p>0</text:p>
          </table:table-cell>
          <table:table-cell/>
          <table:table-cell table:style-name="ce2" office:value-type="float" office:value="9000" calcext:value-type="float">
            <text:p>9000</text:p>
          </table:table-cell>
          <table:table-cell table:style-name="ce2" table:formula="of:=SUM([.L16:.L16])" office:value-type="float" office:value="0" calcext:value-type="float">
            <text:p>0</text:p>
          </table:table-cell>
          <table:table-cell table:style-name="ce2" table:formula="of:=[.L17]/[.K17]" office:value-type="float" office:value="0" calcext:value-type="float">
            <text:p>0</text:p>
          </table:table-cell>
          <table:table-cell table:style-name="ce2" table:formula="of:=[.M17]/[.I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8]" office:value-type="float" office:value="0" calcext:value-type="float">
            <text:p>0</text:p>
          </table:table-cell>
          <table:table-cell table:formula="of:=[$'8.2 Gev|Q2=3.0|W=3.14|x=0.25'.D8]" office:value-type="float" office:value="0" calcext:value-type="float">
            <text:p>0</text:p>
          </table:table-cell>
          <table:table-cell table:formula="of:=[$'8.2 Gev|Q2=3.0|W=3.14|x=0.25'.F8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8.2 Gev|Q2=3.0|W=3.14|x=0.25'.I8]" office:value-type="float" office:value="277.2" calcext:value-type="float">
            <text:p>277.2</text:p>
          </table:table-cell>
          <table:table-cell table:style-name="ce2" table:formula="of:=SUM([.H18:.H18])" office:value-type="float" office:value="0" calcext:value-type="float">
            <text:p>0</text:p>
          </table:table-cell>
          <table:table-cell table:style-name="ce2" table:formula="of:=[.H19]/[.G19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11]" office:value-type="float" office:value="0" calcext:value-type="float">
            <text:p>0</text:p>
          </table:table-cell>
          <table:table-cell table:formula="of:=[$'8.2 Gev|Q2=3.0|W=3.14|x=0.25'.D11]" office:value-type="float" office:value="0" calcext:value-type="float">
            <text:p>0</text:p>
          </table:table-cell>
          <table:table-cell table:formula="of:=[$'8.2 Gev|Q2=3.0|W=3.14|x=0.25'.F11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8.2 Gev|Q2=3.0|W=3.14|x=0.25'.I11]" office:value-type="float" office:value="11138.4" calcext:value-type="float">
            <text:p>11138.4</text:p>
          </table:table-cell>
          <table:table-cell table:style-name="ce2" table:formula="of:=SUM([.H21:.H21])" office:value-type="float" office:value="0" calcext:value-type="float">
            <text:p>0</text:p>
          </table:table-cell>
          <table:table-cell table:style-name="ce2" table:formula="of:=[.H22]/[.G22]" office:value-type="float" office:value="0" calcext:value-type="float">
            <text:p>0</text:p>
          </table:table-cell>
          <table:table-cell/>
          <table:table-cell table:style-name="ce2" office:value-type="float" office:value="6650" calcext:value-type="float">
            <text:p>6650</text:p>
          </table:table-cell>
          <table:table-cell table:style-name="ce2" table:formula="of:=SUM([.L21:.L21])" office:value-type="float" office:value="0" calcext:value-type="float">
            <text:p>0</text:p>
          </table:table-cell>
          <table:table-cell table:style-name="ce2" table:formula="of:=[.L22]/[.K22]" office:value-type="float" office:value="0" calcext:value-type="float">
            <text:p>0</text:p>
          </table:table-cell>
          <table:table-cell table:style-name="ce2" table:formula="of:=[.M22]/[.I2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13]" office:value-type="float" office:value="0" calcext:value-type="float">
            <text:p>0</text:p>
          </table:table-cell>
          <table:table-cell table:formula="of:=[$'8.2 Gev|Q2=3.0|W=3.14|x=0.25'.D13]" office:value-type="float" office:value="0" calcext:value-type="float">
            <text:p>0</text:p>
          </table:table-cell>
          <table:table-cell table:formula="of:=[$'8.2 Gev|Q2=3.0|W=3.14|x=0.25'.F13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8.2 Gev|Q2=3.0|W=3.14|x=0.25'.I13]" office:value-type="float" office:value="277.2" calcext:value-type="float">
            <text:p>277.2</text:p>
          </table:table-cell>
          <table:table-cell table:style-name="ce2" table:formula="of:=SUM([.H23:.H23])" office:value-type="float" office:value="0" calcext:value-type="float">
            <text:p>0</text:p>
          </table:table-cell>
          <table:table-cell table:style-name="ce2" table:formula="of:=[.H24]/[.G24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6]" office:value-type="float" office:value="0" calcext:value-type="float">
            <text:p>0</text:p>
          </table:table-cell>
          <table:table-cell table:formula="of:=[$'8.2 Gev|Q2=5.5|W=3.02|x=0.40'.D6]" office:value-type="float" office:value="0" calcext:value-type="float">
            <text:p>0</text:p>
          </table:table-cell>
          <table:table-cell table:formula="of:=[$'8.2 Gev|Q2=5.5|W=3.02|x=0.40'.F6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7:.D27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28]/3600/[.E28]" office:value-type="float" office:value="0" calcext:value-type="float">
            <text:p>0</text:p>
          </table:table-cell>
          <table:table-cell table:style-name="ce2" table:formula="of:=[$'8.2 Gev|Q2=5.5|W=3.02|x=0.40'.I6]" office:value-type="float" office:value="11113.2" calcext:value-type="float">
            <text:p>11113.2</text:p>
          </table:table-cell>
          <table:table-cell table:style-name="ce2" table:formula="of:=SUM([.H27:.H27])" office:value-type="float" office:value="0" calcext:value-type="float">
            <text:p>0</text:p>
          </table:table-cell>
          <table:table-cell table:style-name="ce2" table:formula="of:=[.H28]/[.G28]" office:value-type="float" office:value="0" calcext:value-type="float">
            <text:p>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table:formula="of:=SUM([.L27:.L27])" office:value-type="float" office:value="0" calcext:value-type="float">
            <text:p>0</text:p>
          </table:table-cell>
          <table:table-cell table:style-name="ce2" table:formula="of:=[.L28]/[.K28]" office:value-type="float" office:value="0" calcext:value-type="float">
            <text:p>0</text:p>
          </table:table-cell>
          <table:table-cell table:style-name="ce2" table:formula="of:=[.M28]/[.I2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8]" office:value-type="float" office:value="0" calcext:value-type="float">
            <text:p>0</text:p>
          </table:table-cell>
          <table:table-cell table:formula="of:=[$'8.2 Gev|Q2=5.5|W=3.02|x=0.40'.D8]" office:value-type="float" office:value="0" calcext:value-type="float">
            <text:p>0</text:p>
          </table:table-cell>
          <table:table-cell table:formula="of:=[$'8.2 Gev|Q2=5.5|W=3.02|x=0.40'.F8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9:.D29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0]/3600/[.E30]" office:value-type="float" office:value="0" calcext:value-type="float">
            <text:p>0</text:p>
          </table:table-cell>
          <table:table-cell table:style-name="ce2" table:formula="of:=[$'8.2 Gev|Q2=5.5|W=3.02|x=0.40'.I8]" office:value-type="float" office:value="277.2" calcext:value-type="float">
            <text:p>277.2</text:p>
          </table:table-cell>
          <table:table-cell table:style-name="ce2" table:formula="of:=SUM([.H29:.H29])" office:value-type="float" office:value="0" calcext:value-type="float">
            <text:p>0</text:p>
          </table:table-cell>
          <table:table-cell table:style-name="ce2" table:formula="of:=[.H30]/[.G30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9:.L29])" office:value-type="float" office:value="0" calcext:value-type="float">
            <text:p>0</text:p>
          </table:table-cell>
          <table:table-cell table:style-name="ce2" table:formula="of:=[.L30]/[.K30]" office:value-type="string" office:string-value="" calcext:value-type="error">
            <text:p>#DIV/0!</text:p>
          </table:table-cell>
          <table:table-cell table:style-name="ce2" table:formula="of:=[.M30]/[.I3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11]" office:value-type="float" office:value="0" calcext:value-type="float">
            <text:p>0</text:p>
          </table:table-cell>
          <table:table-cell table:formula="of:=[$'8.2 Gev|Q2=5.5|W=3.02|x=0.40'.D11]" office:value-type="float" office:value="0" calcext:value-type="float">
            <text:p>0</text:p>
          </table:table-cell>
          <table:table-cell table:formula="of:=[$'8.2 Gev|Q2=5.5|W=3.02|x=0.40'.F11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2:.D32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33]/3600/[.E33]" office:value-type="float" office:value="0" calcext:value-type="float">
            <text:p>0</text:p>
          </table:table-cell>
          <table:table-cell table:style-name="ce2" table:formula="of:=[$'8.2 Gev|Q2=5.5|W=3.02|x=0.40'.I11]" office:value-type="float" office:value="11113.2" calcext:value-type="float">
            <text:p>11113.2</text:p>
          </table:table-cell>
          <table:table-cell table:style-name="ce2" table:formula="of:=SUM([.H32:.H32])" office:value-type="float" office:value="0" calcext:value-type="float">
            <text:p>0</text:p>
          </table:table-cell>
          <table:table-cell table:style-name="ce2" table:formula="of:=[.H33]/[.G33]" office:value-type="float" office:value="0" calcext:value-type="float">
            <text:p>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table:formula="of:=SUM([.L32:.L32])" office:value-type="float" office:value="0" calcext:value-type="float">
            <text:p>0</text:p>
          </table:table-cell>
          <table:table-cell table:style-name="ce2" table:formula="of:=[.L33]/[.K33]" office:value-type="float" office:value="0" calcext:value-type="float">
            <text:p>0</text:p>
          </table:table-cell>
          <table:table-cell table:style-name="ce2" table:formula="of:=[.M33]/[.I3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13]" office:value-type="float" office:value="0" calcext:value-type="float">
            <text:p>0</text:p>
          </table:table-cell>
          <table:table-cell table:formula="of:=[$'8.2 Gev|Q2=5.5|W=3.02|x=0.40'.D13]" office:value-type="float" office:value="0" calcext:value-type="float">
            <text:p>0</text:p>
          </table:table-cell>
          <table:table-cell table:formula="of:=[$'8.2 Gev|Q2=5.5|W=3.02|x=0.40'.F13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4:.D34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5]/3600/[.E35]" office:value-type="float" office:value="0" calcext:value-type="float">
            <text:p>0</text:p>
          </table:table-cell>
          <table:table-cell table:style-name="ce2" table:formula="of:=[$'8.2 Gev|Q2=5.5|W=3.02|x=0.40'.I13]" office:value-type="float" office:value="277.2" calcext:value-type="float">
            <text:p>277.2</text:p>
          </table:table-cell>
          <table:table-cell table:style-name="ce2" table:formula="of:=SUM([.H34:.H34])" office:value-type="float" office:value="0" calcext:value-type="float">
            <text:p>0</text:p>
          </table:table-cell>
          <table:table-cell table:style-name="ce2" table:formula="of:=[.H35]/[.G35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34:.L34])" office:value-type="float" office:value="0" calcext:value-type="float">
            <text:p>0</text:p>
          </table:table-cell>
          <table:table-cell table:style-name="ce2" table:formula="of:=[.L35]/[.K35]" office:value-type="string" office:string-value="" calcext:value-type="error">
            <text:p>#DIV/0!</text:p>
          </table:table-cell>
          <table:table-cell table:style-name="ce2" table:formula="of:=[.M35]/[.I3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4.4|W=2.74|x=0.40" table:style-name="ta5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6]*3600*0.00007*1000" office:value-type="float" office:value="4107.6" calcext:value-type="float">
            <text:p>4107.6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11]*3600*0.00007*1000" office:value-type="float" office:value="4107.6" calcext:value-type="float">
            <text:p>4107.6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3.0|W=3.14|x=0.25" table:style-name="ta6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6]*3600*0.00007*1000" office:value-type="float" office:value="11138.4" calcext:value-type="float">
            <text:p>11138.4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11]*3600*0.00007*1000" office:value-type="float" office:value="11138.4" calcext:value-type="float">
            <text:p>11138.4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5.5|W=3.02|x=0.40" table:style-name="ta7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6]*3600*0.00007*1000" office:value-type="float" office:value="11113.2" calcext:value-type="float">
            <text:p>11113.2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11]*3600*0.00007*1000" office:value-type="float" office:value="11113.2" calcext:value-type="float">
            <text:p>11113.2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.2_20_Gev_7c_Q2_3d_3.0_7c_W_3d_2.32_7c_x_3d_0.40" style:display-name="PageStyle_6.2 Gev|Q2=3.0|W=2.3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2.115_7c_W_3d_2.95_7c_x_3d_0.21" style:display-name="PageStyle_6.2 Gev|Q2=2.115|W=2.95|x=0.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20_Summary" style:display-name="PageStyle_6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4.4_7c_W_3d_2.74_7c_x_3d_0.40" style:display-name="PageStyle_8.2 Gev|Q2=4.4|W=2.74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20_Summary" style:display-name="PageStyle_8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5.5_7c_W_3d_3.02_7c_x_3d_0.40" style:display-name="PageStyle_8.2 Gev|Q2=5.5|W=3.0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3.0_7c_W_3d_3.14_7c_x_3d_0.25" style:display-name="PageStyle_8.2 Gev|Q2=3.0|W=3.14|x=0.2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55:30</meta:creation-date>
    <dc:date>2019-03-27T20:55:30</dc:date>
    <meta:generator>LibreOffice/5.1.6.2$Linux_X86_64 LibreOffice_project/10m0$Build-2</meta:generator>
    <meta:document-statistic meta:table-count="7" meta:cell-count="7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